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227.96pt"/>
    </style:style>
    <style:style style:name="co7" style:family="table-column">
      <style:table-column-properties fo:break-before="auto" style:column-width="164.64pt"/>
    </style:style>
    <style:style style:name="co8" style:family="table-column">
      <style:table-column-properties fo:break-before="auto" style:column-width="133pt"/>
    </style:style>
    <style:style style:name="co9" style:family="table-column">
      <style:table-column-properties fo:break-before="auto" style:column-width="89.8pt"/>
    </style:style>
    <style:style style:name="co10" style:family="table-column">
      <style:table-column-properties fo:break-before="auto" style:column-width="145.36pt"/>
    </style:style>
    <style:style style:name="co11" style:family="table-column">
      <style:table-column-properties fo:break-before="auto" style:column-width="146.89pt"/>
    </style:style>
    <style:style style:name="co12" style:family="table-column">
      <style:table-column-properties fo:break-before="auto" style:column-width="253.45pt"/>
    </style:style>
    <style:style style:name="co13" style:family="table-column">
      <style:table-column-properties fo:break-before="auto" style:column-width="59.64pt"/>
    </style:style>
    <style:style style:name="co14" style:family="table-column">
      <style:table-column-properties fo:break-before="auto" style:column-width="108.31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136.86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65.06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54.26pt"/>
    </style:style>
    <style:style style:name="co21" style:family="table-column">
      <style:table-column-properties fo:break-before="auto" style:column-width="209.45pt"/>
    </style:style>
    <style:style style:name="co22" style:family="table-column">
      <style:table-column-properties fo:break-before="auto" style:column-width="139.21pt"/>
    </style:style>
    <style:style style:name="co23" style:family="table-column">
      <style:table-column-properties fo:break-before="auto" style:column-width="105.19pt"/>
    </style:style>
    <style:style style:name="co24" style:family="table-column">
      <style:table-column-properties fo:break-before="auto" style:column-width="190.91pt"/>
    </style:style>
    <style:style style:name="co25" style:family="table-column">
      <style:table-column-properties fo:break-before="auto" style:column-width="336.81pt"/>
    </style:style>
    <style:style style:name="co26" style:family="table-column">
      <style:table-column-properties fo:break-before="auto" style:column-width="65.85pt"/>
    </style:style>
    <style:style style:name="co27" style:family="table-column">
      <style:table-column-properties fo:break-before="auto" style:column-width="83.59pt"/>
    </style:style>
    <style:style style:name="co28" style:family="table-column">
      <style:table-column-properties fo:break-before="auto" style:column-width="18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10.0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inventory-type'.C3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'inventory-type'.C4">
          <table:error-message table:message-type="stop" table:display="true"/>
        </table:content-validation>
      </table:content-validations>
      <table:table table:name="inventory-typ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number-columns-repeated="996" table:default-cell-style-name="ce1"/>
        <table:table-row table:style-name="ro1">
          <table:table-cell table:style-name="Default" table:number-columns-repeated="18"/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Waardering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formula="of:=VLOOKUP([.G3];[$'inventory-score'.C3:.D431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orn Archimedes 410</text:p>
          </table:table-cell>
          <table:table-cell table:formula="of:=VLOOKUP([.G4];[$'inventory-score'.C4:.D432];2;0)" office:value-type="float" office:value="1" calcext:value-type="float">
            <text:p>1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formula="of:=VLOOKUP([.G5];[$'inventory-score'.C5:.D433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formula="of:=VLOOKUP([.G6];[$'inventory-score'.C6:.D434];2;0)" office:value-type="float" office:value="2" calcext:value-type="float">
            <text:p>2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corn Electron (2)</text:p>
          </table:table-cell>
          <table:table-cell table:formula="of:=VLOOKUP([.G7];[$'inventory-score'.C7:.D435];2;0)" office:value-type="float" office:value="2" calcext:value-type="float">
            <text:p>2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8];[$'inventory-score'.C8:.D436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formula="of:=VLOOKUP([.G9];[$'inventory-score'.C9:.D437];2;0)" office:value-type="float" office:value="0" calcext:value-type="float">
            <text:p>0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formula="of:=VLOOKUP([.G10];[$'inventory-score'.C10:.D43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formula="of:=VLOOKUP([.G11];[$'inventory-score'.C11:.D439];2;0)" office:value-type="float" office:value="4" calcext:value-type="float">
            <text:p>4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formula="of:=VLOOKUP([.G12];[$'inventory-score'.C12:.D440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formula="of:=VLOOKUP([.G13];[$'inventory-score'.C13:.D441];2;0)" office:value-type="float" office:value="1" calcext:value-type="float">
            <text:p>1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formula="of:=VLOOKUP([.G14];[$'inventory-score'.C14:.D44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formula="of:=VLOOKUP([.G15];[$'inventory-score'.C15:.D443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formula="of:=VLOOKUP([.G16];[$'inventory-score'.C16:.D444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formula="of:=VLOOKUP([.G17];[$'inventory-score'.C17:.D445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formula="of:=VLOOKUP([.G18];[$'inventory-score'.C18:.D446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formula="of:=VLOOKUP([.G19];[$'inventory-score'.C19:.D447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0];[$'inventory-score'.C20:.D448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formula="of:=VLOOKUP([.G21];[$'inventory-score'.C21:.D449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formula="of:=VLOOKUP([.G22];[$'inventory-score'.C22:.D450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formula="of:=VLOOKUP([.G23];[$'inventory-score'.C23:.D451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formula="of:=VLOOKUP([.G24];[$'inventory-score'.C24:.D452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formula="of:=VLOOKUP([.G25];[$'inventory-score'.C25:.D453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ple G4 Cube</text:p>
          </table:table-cell>
          <table:table-cell table:formula="of:=VLOOKUP([.G26];[$'inventory-score'.C26:.D454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formula="of:=VLOOKUP([.G27];[$'inventory-score'.C27:.D455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formula="of:=VLOOKUP([.G28];[$'inventory-score'.C28:.D456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formula="of:=VLOOKUP([.G29];[$'inventory-score'.C29:.D457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ple 400k Drive</text:p>
          </table:table-cell>
          <table:table-cell table:formula="of:=VLOOKUP([.G30];[$'inventory-score'.C30:.D458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formula="of:=VLOOKUP([.G31];[$'inventory-score'.C31:.D459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formula="of:=VLOOKUP([.G32];[$'inventory-score'.C32:.D460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formula="of:=VLOOKUP([.G33];[$'inventory-score'.C33:.D461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formula="of:=VLOOKUP([.G34];[$'inventory-score'.C34:.D462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formula="of:=VLOOKUP([.G35];[$'inventory-score'.C35:.D463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 Graphite</text:p>
          </table:table-cell>
          <table:table-cell table:formula="of:=VLOOKUP([.G36];[$'inventory-score'.C36:.D464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7];[$'inventory-score'.C37:.D465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formula="of:=VLOOKUP([.G38];[$'inventory-score'.C38:.D466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9];[$'inventory-score'.C39:.D46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formula="of:=VLOOKUP([.G40];[$'inventory-score'.C40:.D46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68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formula="of:=VLOOKUP([.G41];[$'inventory-score'.C41:.D469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/>
          <table:table-cell table:formula="of:=VLOOKUP([.G42];[$'inventory-score'.C42:.D47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3];[$'inventory-score'.C43:.D47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4];[$'inventory-score'.C44:.D47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formula="of:=VLOOKUP([.G45];[$'inventory-score'.C45:.D473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1006"/>
        </table:table-row>
        <table:table-row table:style-name="ro1">
          <table:table-cell/>
          <table:table-cell table:formula="of:=VLOOKUP([.G46];[$'inventory-score'.C46:.D47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7];[$'inventory-score'.C47:.D47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8];[$'inventory-score'.C48:.D47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9];[$'inventory-score'.C49:.D47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0];[$'inventory-score'.C50:.D47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1];[$'inventory-score'.C51:.D47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/>
          <table:table-cell table:formula="of:=VLOOKUP([.G52];[$'inventory-score'.C52:.D48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3];[$'inventory-score'.C53:.D48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4];[$'inventory-score'.C54:.D48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55];[$'inventory-score'.C55:.D48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6];[$'inventory-score'.C56:.D48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formula="of:=VLOOKUP([.G57];[$'inventory-score'.C57:.D485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formula="of:=VLOOKUP([.G58];[$'inventory-score'.C58:.D486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59];[$'inventory-score'.C59:.D48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0];[$'inventory-score'.C60:.D48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4"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1];[$'inventory-score'.C61:.D48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2];[$'inventory-score'.C62:.D49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3];[$'inventory-score'.C63:.D49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formula="of:=VLOOKUP([.G64];[$'inventory-score'.C64:.D492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5];[$'inventory-score'.C65:.D49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formula="of:=VLOOKUP([.G66];[$'inventory-score'.C66:.D49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formula="of:=VLOOKUP([.G67];[$'inventory-score'.C67:.D495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formula="of:=VLOOKUP([.G68];[$'inventory-score'.C68:.D496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69];[$'inventory-score'.C69:.D49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70];[$'inventory-score'.C70:.D49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formula="of:=VLOOKUP([.G71];[$'inventory-score'.C71:.D499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-Itoh CIT101 (2)</text:p>
          </table:table-cell>
          <table:table-cell table:formula="of:=VLOOKUP([.G72];[$'inventory-score'.C72:.D500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formula="of:=VLOOKUP([.G73];[$'inventory-score'.C73:.D501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10"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formula="of:=VLOOKUP([.G74];[$'inventory-score'.C74:.D50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io FX-702P</text:p>
          </table:table-cell>
          <table:table-cell table:formula="of:=VLOOKUP([.G75];[$'inventory-score'.C75:.D503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76];[$'inventory-score'.C76:.D50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formula="of:=VLOOKUP([.G77];[$'inventory-score'.C77:.D50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formula="of:=VLOOKUP([.G78];[$'inventory-score'.C78:.D50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formula="of:=VLOOKUP([.G79];[$'inventory-score'.C79:.D50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80];[$'inventory-score'.C80:.D50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formula="of:=VLOOKUP([.G81];[$'inventory-score'.C81:.D509];2;0)" office:value-type="float" office:value="2" calcext:value-type="float">
            <text:p>2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Perte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iga 2000 (1)</text:p>
          </table:table-cell>
          <table:table-cell table:formula="of:=VLOOKUP([.G82];[$'inventory-score'.C82:.D510];2;0)" office:value-type="float" office:value="0" calcext:value-type="float">
            <text:p/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formula="of:=VLOOKUP([.G83];[$'inventory-score'.C83:.D511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formula="of:=VLOOKUP([.G84];[$'inventory-score'.C84:.D51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formula="of:=VLOOKUP([.G85];[$'inventory-score'.C85:.D513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formula="of:=VLOOKUP([.G86];[$'inventory-score'.C86:.D514];2;0)" office:value-type="float" office:value="0" calcext:value-type="float">
            <text:p/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formula="of:=VLOOKUP([.G87];[$'inventory-score'.C87:.D515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128D (1)</text:p>
          </table:table-cell>
          <table:table-cell table:formula="of:=VLOOKUP([.G88];[$'inventory-score'.C88:.D516];2;0)" office:value-type="float" office:value="2" calcext:value-type="float">
            <text:p>2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formula="of:=VLOOKUP([.G89];[$'inventory-score'.C89:.D517];2;0)" office:value-type="float" office:value="0" calcext:value-type="float">
            <text:p/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formula="of:=VLOOKUP([.G90];[$'inventory-score'.C90:.D518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formula="of:=VLOOKUP([.G91];[$'inventory-score'.C91:.D519];2;0)" office:value-type="float" office:value="0" calcext:value-type="float">
            <text:p/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92];[$'inventory-score'.C92:.D52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formula="of:=VLOOKUP([.G93];[$'inventory-score'.C93:.D521];2;0)" office:value-type="float" office:value="1" calcext:value-type="float">
            <text:p>1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formula="of:=VLOOKUP([.G94];[$'inventory-score'.C94:.D52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formula="of:=VLOOKUP([.G95];[$'inventory-score'.C95:.D52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formula="of:=VLOOKUP([.G96];[$'inventory-score'.C96:.D524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formula="of:=VLOOKUP([.G97];[$'inventory-score'.C97:.D525];2;0)" office:value-type="float" office:value="4" calcext:value-type="float">
            <text:p>4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formula="of:=VLOOKUP([.G98];[$'inventory-score'.C98:.D526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formula="of:=VLOOKUP([.G99];[$'inventory-score'.C99:.D527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formula="of:=VLOOKUP([.G100];[$'inventory-score'.C100:.D528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formula="of:=VLOOKUP([.G101];[$'inventory-score'.C101:.D529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4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formula="of:=VLOOKUP([.G102];[$'inventory-score'.C102:.D530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lux Microtype</text:p>
          </table:table-cell>
          <table:table-cell table:formula="of:=VLOOKUP([.G103];[$'inventory-score'.C103:.D531];2;0)" office:value-type="float" office:value="5" calcext:value-type="float">
            <text:p>5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AT</text:p>
          </table:table-cell>
          <table:table-cell table:number-columns-repeated="10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formula="of:=VLOOKUP([.G104];[$'inventory-score'.C104:.D53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formula="of:=VLOOKUP([.G105];[$'inventory-score'.C105:.D53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06];[$'inventory-score'.C106:.D53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formula="of:=VLOOKUP([.G107];[$'inventory-score'.C107:.D535];2;0)" office:value-type="float" office:value="1" calcext:value-type="float">
            <text:p>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formula="of:=VLOOKUP([.G108];[$'inventory-score'.C108:.D536];2;0)" office:value-type="float" office:value="1" calcext:value-type="float">
            <text:p>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5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formula="of:=VLOOKUP([.G109];[$'inventory-score'.C109:.D53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formula="of:=VLOOKUP([.G110];[$'inventory-score'.C110:.D53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formula="of:=VLOOKUP([.G111];[$'inventory-score'.C111:.D539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formula="of:=VLOOKUP([.G112];[$'inventory-score'.C112:.D54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4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formula="of:=VLOOKUP([.G113];[$'inventory-score'.C113:.D54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formula="of:=VLOOKUP([.G114];[$'inventory-score'.C114:.D54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REP</text:p>
          </table:table-cell>
          <table:table-cell table:formula="of:=VLOOKUP([.G115];[$'inventory-score'.C115:.D54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formula="of:=VLOOKUP([.G116];[$'inventory-score'.C116:.D544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formula="of:=VLOOKUP([.G117];[$'inventory-score'.C117:.D54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formula="of:=VLOOKUP([.G118];[$'inventory-score'.C118:.D54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formula="of:=VLOOKUP([.G119];[$'inventory-score'.C119:.D54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formula="of:=VLOOKUP([.G120];[$'inventory-score'.C120:.D54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formula="of:=VLOOKUP([.G121];[$'inventory-score'.C121:.D54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formula="of:=VLOOKUP([.G122];[$'inventory-score'.C122:.D55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formula="of:=VLOOKUP([.G123];[$'inventory-score'.C123:.D55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formula="of:=VLOOKUP([.G124];[$'inventory-score'.C124:.D55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RS232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formula="of:=VLOOKUP([.G125];[$'inventory-score'.C125:.D55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formula="of:=VLOOKUP([.G126];[$'inventory-score'.C126:.D55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formula="of:=VLOOKUP([.G127];[$'inventory-score'.C127:.D55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formula="of:=VLOOKUP([.G128];[$'inventory-score'.C128:.D55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formula="of:=VLOOKUP([.G129];[$'inventory-score'.C129:.D55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formula="of:=VLOOKUP([.G130];[$'inventory-score'.C130:.D55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Rainbow</text:p>
          </table:table-cell>
          <table:table-cell table:formula="of:=VLOOKUP([.G131];[$'inventory-score'.C131:.D55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formula="of:=VLOOKUP([.G132];[$'inventory-score'.C132:.D56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formula="of:=VLOOKUP([.G133];[$'inventory-score'.C133:.D56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formula="of:=VLOOKUP([.G134];[$'inventory-score'.C134:.D56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35];[$'inventory-score'.C135:.D563];2;0)" office:value-type="float" office:value="4" calcext:value-type="float">
            <text:p>4</text:p>
          </table:table-cell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/>
          <table:table-cell table:formula="of:=VLOOKUP([.G136];[$'inventory-score'.C136:.D56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formula="of:=VLOOKUP([.G137];[$'inventory-score'.C137:.D565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formula="of:=VLOOKUP([.G138];[$'inventory-score'.C138:.D56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formula="of:=VLOOKUP([.G139];[$'inventory-score'.C139:.D56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DP-8f</text:p>
          </table:table-cell>
          <table:table-cell table:formula="of:=VLOOKUP([.G140];[$'inventory-score'.C140:.D568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DEC3000 400</text:p>
          </table:table-cell>
          <table:table-cell table:formula="of:=VLOOKUP([.G141];[$'inventory-score'.C141:.D56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formula="of:=VLOOKUP([.G142];[$'inventory-score'.C142:.D57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formula="of:=VLOOKUP([.G143];[$'inventory-score'.C143:.D57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formula="of:=VLOOKUP([.G144];[$'inventory-score'.C144:.D57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formula="of:=VLOOKUP([.G145];[$'inventory-score'.C145:.D57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46];[$'inventory-score'.C146:.D574];2;0)" office:value-type="float" office:value="4" calcext:value-type="float">
            <text:p>4</text:p>
          </table:table-cell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formula="of:=VLOOKUP([.G147];[$'inventory-score'.C147:.D57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formula="of:=VLOOKUP([.G148];[$'inventory-score'.C148:.D57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0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formula="of:=VLOOKUP([.G149];[$'inventory-score'.C149:.D57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formula="of:=VLOOKUP([.G150];[$'inventory-score'.C150:.D57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table:number-columns-repeated="4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formula="of:=VLOOKUP([.G151];[$'inventory-score'.C151:.D57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formula="of:=VLOOKUP([.G152];[$'inventory-score'.C152:.D58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formula="of:=VLOOKUP([.G153];[$'inventory-score'.C153:.D58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formula="of:=VLOOKUP([.G154];[$'inventory-score'.C154:.D58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formula="of:=VLOOKUP([.G155];[$'inventory-score'.C155:.D58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formula="of:=VLOOKUP([.G156];[$'inventory-score'.C156:.D584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formula="of:=VLOOKUP([.G157];[$'inventory-score'.C157:.D58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formula="of:=VLOOKUP([.G158];[$'inventory-score'.C158:.D58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formula="of:=VLOOKUP([.G159];[$'inventory-score'.C159:.D58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formula="of:=VLOOKUP([.G160];[$'inventory-score'.C160:.D58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formula="of:=VLOOKUP([.G161];[$'inventory-score'.C161:.D58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formula="of:=VLOOKUP([.G162];[$'inventory-score'.C162:.D59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formula="of:=VLOOKUP([.G163];[$'inventory-score'.C163:.D59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formula="of:=VLOOKUP([.G164];[$'inventory-score'.C164:.D592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formula="of:=VLOOKUP([.G165];[$'inventory-score'.C165:.D59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320 (3)</text:p>
          </table:table-cell>
          <table:table-cell table:formula="of:=VLOOKUP([.G166];[$'inventory-score'.C166:.D594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330</text:p>
          </table:table-cell>
          <table:table-cell table:formula="of:=VLOOKUP([.G167];[$'inventory-score'.C167:.D59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420</text:p>
          </table:table-cell>
          <table:table-cell table:formula="of:=VLOOKUP([.G168];[$'inventory-score'.C168:.D59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VT510</text:p>
          </table:table-cell>
          <table:table-cell table:formula="of:=VLOOKUP([.G169];[$'inventory-score'.C169:.D59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formula="of:=VLOOKUP([.G170];[$'inventory-score'.C170:.D59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formula="of:=VLOOKUP([.G171];[$'inventory-score'.C171:.D599];2;0)" office:value-type="float" office:value="4" calcext:value-type="float">
            <text:p>4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formula="of:=VLOOKUP([.G172];[$'inventory-score'.C172:.D60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VXT2000 (1)</text:p>
          </table:table-cell>
          <table:table-cell table:formula="of:=VLOOKUP([.G173];[$'inventory-score'.C173:.D60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74];[$'inventory-score'.C174:.D60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75];[$'inventory-score'.C175:.D603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formula="of:=VLOOKUP([.G176];[$'inventory-score'.C176:.D604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formula="of:=VLOOKUP([.G177];[$'inventory-score'.C177:.D605];2;0)" office:value-type="float" office:value="5" calcext:value-type="float">
            <text:p>5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formula="of:=VLOOKUP([.G178];[$'inventory-score'.C178:.D606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formula="of:=VLOOKUP([.G179];[$'inventory-score'.C179:.D607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formula="of:=VLOOKUP([.G180];[$'inventory-score'.C180:.D608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181];[$'inventory-score'.C181:.D609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formula="of:=VLOOKUP([.G182];[$'inventory-score'.C182:.D610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/>
          <table:table-cell table:formula="of:=VLOOKUP([.G183];[$'inventory-score'.C183:.D61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formula="of:=VLOOKUP([.G184];[$'inventory-score'.C184:.D612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85];[$'inventory-score'.C185:.D61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186];[$'inventory-score'.C186:.D61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jitsu Swallow (1)</text:p>
          </table:table-cell>
          <table:table-cell table:formula="of:=VLOOKUP([.G187];[$'inventory-score'.C187:.D615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formula="of:=VLOOKUP([.G188];[$'inventory-score'.C188:.D616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formula="of:=VLOOKUP([.G189];[$'inventory-score'.C189:.D617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4)</text:p>
          </table:table-cell>
          <table:table-cell table:formula="of:=VLOOKUP([.G190];[$'inventory-score'.C190:.D618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5)</text:p>
          </table:table-cell>
          <table:table-cell table:formula="of:=VLOOKUP([.G191];[$'inventory-score'.C191:.D619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fi6230</text:p>
          </table:table-cell>
          <table:table-cell table:formula="of:=VLOOKUP([.G192];[$'inventory-score'.C192:.D620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93];[$'inventory-score'.C193:.D621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94];[$'inventory-score'.C194:.D622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95];[$'inventory-score'.C195:.D62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NT 4601</text:p>
          </table:table-cell>
          <table:table-cell table:formula="of:=VLOOKUP([.G196];[$'inventory-score'.C196:.D62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197];[$'inventory-score'.C197:.D62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DCase 1520</text:p>
          </table:table-cell>
          <table:table-cell table:formula="of:=VLOOKUP([.G198];[$'inventory-score'.C198:.D62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systeem 6100</text:p>
          </table:table-cell>
          <table:table-cell table:formula="of:=VLOOKUP([.G199];[$'inventory-score'.C199:.D62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9100</text:p>
          </table:table-cell>
          <table:table-cell table:formula="of:=VLOOKUP([.G200];[$'inventory-score'.C200:.D62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formula="of:=VLOOKUP([.G201];[$'inventory-score'.C201:.D62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1)</text:p>
          </table:table-cell>
          <table:table-cell table:formula="of:=VLOOKUP([.G202];[$'inventory-score'.C202:.D630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formula="of:=VLOOKUP([.G203];[$'inventory-score'.C203:.D631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formula="of:=VLOOKUP([.G204];[$'inventory-score'.C204:.D632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9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II</text:p>
          </table:table-cell>
          <table:table-cell table:formula="of:=VLOOKUP([.G205];[$'inventory-score'.C205:.D633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Apollo 700</text:p>
          </table:table-cell>
          <table:table-cell table:formula="of:=VLOOKUP([.G206];[$'inventory-score'.C206:.D63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382A</text:p>
          </table:table-cell>
          <table:table-cell table:formula="of:=VLOOKUP([.G207];[$'inventory-score'.C207:.D63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392A</text:p>
          </table:table-cell>
          <table:table-cell table:formula="of:=VLOOKUP([.G208];[$'inventory-score'.C208:.D63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formula="of:=VLOOKUP([.G209];[$'inventory-score'.C209:.D63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formula="of:=VLOOKUP([.G210];[$'inventory-score'.C210:.D63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7A</text:p>
          </table:table-cell>
          <table:table-cell table:formula="of:=VLOOKUP([.G211];[$'inventory-score'.C211:.D63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2)</text:p>
          </table:table-cell>
          <table:table-cell table:formula="of:=VLOOKUP([.G212];[$'inventory-score'.C212:.D640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4)</text:p>
          </table:table-cell>
          <table:table-cell table:formula="of:=VLOOKUP([.G213];[$'inventory-score'.C213:.D64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3)</text:p>
          </table:table-cell>
          <table:table-cell table:formula="of:=VLOOKUP([.G214];[$'inventory-score'.C214:.D64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formula="of:=VLOOKUP([.G215];[$'inventory-score'.C215:.D64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16];[$'inventory-score'.C216:.D64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17];[$'inventory-score'.C217:.D64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18];[$'inventory-score'.C218:.D64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82913A</text:p>
          </table:table-cell>
          <table:table-cell table:formula="of:=VLOOKUP([.G219];[$'inventory-score'.C219:.D64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20];[$'inventory-score'.C220:.D64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85 (2)</text:p>
          </table:table-cell>
          <table:table-cell table:formula="of:=VLOOKUP([.G221];[$'inventory-score'.C221:.D64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22];[$'inventory-score'.C222:.D65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23];[$'inventory-score'.C223:.D65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formula="of:=VLOOKUP([.G224];[$'inventory-score'.C224:.D65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6"/>
        </table:table-row>
        <table:table-row table:style-name="ro1">
          <table:table-cell/>
          <table:table-cell table:formula="of:=VLOOKUP([.G225];[$'inventory-score'.C225:.D65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formula="of:=VLOOKUP([.G226];[$'inventory-score'.C226:.D65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formula="of:=VLOOKUP([.G227];[$'inventory-score'.C227:.D65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3)</text:p>
          </table:table-cell>
          <table:table-cell table:formula="of:=VLOOKUP([.G228];[$'inventory-score'.C228:.D65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formula="of:=VLOOKUP([.G229];[$'inventory-score'.C229:.D65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30];[$'inventory-score'.C230:.D65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95LX</text:p>
          </table:table-cell>
          <table:table-cell table:formula="of:=VLOOKUP([.G231];[$'inventory-score'.C231:.D659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9816</text:p>
          </table:table-cell>
          <table:table-cell table:formula="of:=VLOOKUP([.G232];[$'inventory-score'.C232:.D66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10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formula="of:=VLOOKUP([.G233];[$'inventory-score'.C233:.D66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formula="of:=VLOOKUP([.G234];[$'inventory-score'.C234:.D66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2)</text:p>
          </table:table-cell>
          <table:table-cell table:formula="of:=VLOOKUP([.G235];[$'inventory-score'.C235:.D66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3)</text:p>
          </table:table-cell>
          <table:table-cell table:formula="of:=VLOOKUP([.G236];[$'inventory-score'.C236:.D66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37];[$'inventory-score'.C237:.D66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formula="of:=VLOOKUP([.G238];[$'inventory-score'.C238:.D66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formula="of:=VLOOKUP([.G239];[$'inventory-score'.C239:.D66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formula="of:=VLOOKUP([.G240];[$'inventory-score'.C240:.D66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41];[$'inventory-score'.C241:.D66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42];[$'inventory-score'.C242:.D67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sky Titan</text:p>
          </table:table-cell>
          <table:table-cell table:formula="of:=VLOOKUP([.G243];[$'inventory-score'.C243:.D671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11"/>
        </table:table-row>
        <table:table-row table:style-name="ro1">
          <table:table-cell/>
          <table:table-cell table:formula="of:=VLOOKUP([.G244];[$'inventory-score'.C244:.D67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245];[$'inventory-score'.C245:.D67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46];[$'inventory-score'.C246:.D67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47];[$'inventory-score'.C247:.D67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029</text:p>
          </table:table-cell>
          <table:table-cell table:formula="of:=VLOOKUP([.G248];[$'inventory-score'.C248:.D67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formula="of:=VLOOKUP([.G249];[$'inventory-score'.C249:.D67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formula="of:=VLOOKUP([.G250];[$'inventory-score'.C250:.D67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formula="of:=VLOOKUP([.G251];[$'inventory-score'.C251:.D67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C XT</text:p>
          </table:table-cell>
          <table:table-cell table:formula="of:=VLOOKUP([.G252];[$'inventory-score'.C252:.D68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formula="of:=VLOOKUP([.G253];[$'inventory-score'.C253:.D68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formula="of:=VLOOKUP([.G254];[$'inventory-score'.C254:.D68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55];[$'inventory-score'.C255:.D68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56];[$'inventory-score'.C256:.D68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57];[$'inventory-score'.C257:.D68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258];[$'inventory-score'.C258:.D68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formula="of:=VLOOKUP([.G259];[$'inventory-score'.C259:.D68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RT 6150 (2)</text:p>
          </table:table-cell>
          <table:table-cell table:formula="of:=VLOOKUP([.G260];[$'inventory-score'.C260:.D688];2;0)" office:value-type="float" office:value="2" calcext:value-type="float">
            <text:p>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RT 6150 (1)</text:p>
          </table:table-cell>
          <table:table-cell table:formula="of:=VLOOKUP([.G261];[$'inventory-score'.C261:.D68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PowerPC 7248</text:p>
          </table:table-cell>
          <table:table-cell table:formula="of:=VLOOKUP([.G262];[$'inventory-score'.C262:.D69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BM PS/2 30 (2)</text:p>
          </table:table-cell>
          <table:table-cell table:formula="of:=VLOOKUP([.G263];[$'inventory-score'.C263:.D69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formula="of:=VLOOKUP([.G264];[$'inventory-score'.C264:.D69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formula="of:=VLOOKUP([.G265];[$'inventory-score'.C265:.D69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RS6000 E20</text:p>
          </table:table-cell>
          <table:table-cell table:formula="of:=VLOOKUP([.G266];[$'inventory-score'.C266:.D69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RS6000 F30</text:p>
          </table:table-cell>
          <table:table-cell table:formula="of:=VLOOKUP([.G267];[$'inventory-score'.C267:.D69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formula="of:=VLOOKUP([.G268];[$'inventory-score'.C268:.D69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formula="of:=VLOOKUP([.G269];[$'inventory-score'.C269:.D69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formula="of:=VLOOKUP([.G270];[$'inventory-score'.C270:.D69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71];[$'inventory-score'.C271:.D69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formula="of:=VLOOKUP([.G272];[$'inventory-score'.C272:.D70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73];[$'inventory-score'.C273:.D70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formula="of:=VLOOKUP([.G274];[$'inventory-score'.C274:.D70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75];[$'inventory-score'.C275:.D70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T 2020</text:p>
          </table:table-cell>
          <table:table-cell table:formula="of:=VLOOKUP([.G276];[$'inventory-score'.C276:.D70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8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formula="of:=VLOOKUP([.G277];[$'inventory-score'.C277:.D70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table:number-columns-repeated="2"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formula="of:=VLOOKUP([.G278];[$'inventory-score'.C278:.D70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formula="of:=VLOOKUP([.G279];[$'inventory-score'.C279:.D707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4</text:p>
          </table:table-cell>
          <table:table-cell table:formula="of:=VLOOKUP([.G280];[$'inventory-score'.C280:.D70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ennedy 9100</text:p>
          </table:table-cell>
          <table:table-cell table:formula="of:=VLOOKUP([.G281];[$'inventory-score'.C281:.D709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formula="of:=VLOOKUP([.G282];[$'inventory-score'.C282:.D710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formula="of:=VLOOKUP([.G283];[$'inventory-score'.C283:.D711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formula="of:=VLOOKUP([.G284];[$'inventory-score'.C284:.D71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1A</text:p>
          </table:table-cell>
          <table:table-cell table:formula="of:=VLOOKUP([.G285];[$'inventory-score'.C285:.D71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xitron videotype 94</text:p>
          </table:table-cell>
          <table:table-cell table:formula="of:=VLOOKUP([.G286];[$'inventory-score'.C286:.D71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87];[$'inventory-score'.C287:.D71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formula="of:=VLOOKUP([.G288];[$'inventory-score'.C288:.D71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89];[$'inventory-score'.C289:.D71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290];[$'inventory-score'.C290:.D71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1];[$'inventory-score'.C291:.D71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292];[$'inventory-score'.C292:.D72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293];[$'inventory-score'.C293:.D72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4];[$'inventory-score'.C294:.D72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5];[$'inventory-score'.C295:.D72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6];[$'inventory-score'.C296:.D72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7];[$'inventory-score'.C297:.D72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formula="of:=VLOOKUP([.G298];[$'inventory-score'.C298:.D72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299];[$'inventory-score'.C299:.D72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torola Powerstack</text:p>
          </table:table-cell>
          <table:table-cell table:formula="of:=VLOOKUP([.G300];[$'inventory-score'.C300:.D72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formula="of:=VLOOKUP([.G301];[$'inventory-score'.C301:.D72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formula="of:=VLOOKUP([.G302];[$'inventory-score'.C302:.D73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formula="of:=VLOOKUP([.G303];[$'inventory-score'.C303:.D73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formula="of:=VLOOKUP([.G304];[$'inventory-score'.C304:.D732];2;0)" office:value-type="float" office:value="5" calcext:value-type="float">
            <text:p>5</text:p>
          </table:table-cell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2)</text:p>
          </table:table-cell>
          <table:table-cell table:formula="of:=VLOOKUP([.G305];[$'inventory-score'.C305:.D733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formula="of:=VLOOKUP([.G306];[$'inventory-score'.C306:.D734];2;0)" office:value-type="float" office:value="5" calcext:value-type="float">
            <text:p>5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formula="of:=VLOOKUP([.G307];[$'inventory-score'.C307:.D73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08];[$'inventory-score'.C308:.D73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formula="of:=VLOOKUP([.G309];[$'inventory-score'.C309:.D73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10];[$'inventory-score'.C310:.D73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11];[$'inventory-score'.C311:.D73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cube</text:p>
          </table:table-cell>
          <table:table-cell table:formula="of:=VLOOKUP([.G312];[$'inventory-score'.C312:.D74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XTStation (1)</text:p>
          </table:table-cell>
          <table:table-cell table:formula="of:=VLOOKUP([.G313];[$'inventory-score'.C313:.D74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515</text:p>
          </table:table-cell>
          <table:table-cell table:formula="of:=VLOOKUP([.G314];[$'inventory-score'.C314:.D74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formula="of:=VLOOKUP([.G315];[$'inventory-score'.C315:.D74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formula="of:=VLOOKUP([.G316];[$'inventory-score'.C316:.D74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formula="of:=VLOOKUP([.G317];[$'inventory-score'.C317:.D74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ivetti M19</text:p>
          </table:table-cell>
          <table:table-cell table:formula="of:=VLOOKUP([.G318];[$'inventory-score'.C318:.D74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formula="of:=VLOOKUP([.G319];[$'inventory-score'.C319:.D74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2)</text:p>
          </table:table-cell>
          <table:table-cell table:formula="of:=VLOOKUP([.G320];[$'inventory-score'.C320:.D74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PCS 286</text:p>
          </table:table-cell>
          <table:table-cell table:formula="of:=VLOOKUP([.G321];[$'inventory-score'.C321:.D74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formula="of:=VLOOKUP([.G322];[$'inventory-score'.C322:.D75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formula="of:=VLOOKUP([.G323];[$'inventory-score'.C323:.D75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formula="of:=VLOOKUP([.G324];[$'inventory-score'.C324:.D75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1)</text:p>
          </table:table-cell>
          <table:table-cell table:formula="of:=VLOOKUP([.G325];[$'inventory-score'.C325:.D753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formula="of:=VLOOKUP([.G326];[$'inventory-score'.C326:.D75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formula="of:=VLOOKUP([.G327];[$'inventory-score'.C327:.D75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formula="of:=VLOOKUP([.G328];[$'inventory-score'.C328:.D75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formula="of:=VLOOKUP([.G329];[$'inventory-score'.C329:.D75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5"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formula="of:=VLOOKUP([.G330];[$'inventory-score'.C330:.D75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DD522/10</text:p>
          </table:table-cell>
          <table:table-cell table:formula="of:=VLOOKUP([.G331];[$'inventory-score'.C331:.D75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P2000</text:p>
          </table:table-cell>
          <table:table-cell table:formula="of:=VLOOKUP([.G332];[$'inventory-score'.C332:.D76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P9050</text:p>
          </table:table-cell>
          <table:table-cell table:formula="of:=VLOOKUP([.G333];[$'inventory-score'.C333:.D76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VG-8010</text:p>
          </table:table-cell>
          <table:table-cell table:formula="of:=VLOOKUP([.G334];[$'inventory-score'.C334:.D76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sion Series 7 (3)</text:p>
          </table:table-cell>
          <table:table-cell table:formula="of:=VLOOKUP([.G335];[$'inventory-score'.C335:.D763];2;0)" office:value-type="float" office:value="4" calcext:value-type="float">
            <text:p>4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sion Series 7 (2)</text:p>
          </table:table-cell>
          <table:table-cell table:formula="of:=VLOOKUP([.G336];[$'inventory-score'.C336:.D76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sion Series 7 (1)</text:p>
          </table:table-cell>
          <table:table-cell table:formula="of:=VLOOKUP([.G337];[$'inventory-score'.C337:.D76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DI BriteLite</text:p>
          </table:table-cell>
          <table:table-cell table:formula="of:=VLOOKUP([.G338];[$'inventory-score'.C338:.D76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1006"/>
        </table:table-row>
        <table:table-row table:style-name="ro1">
          <table:table-cell/>
          <table:table-cell table:formula="of:=VLOOKUP([.G339];[$'inventory-score'.C339:.D76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40];[$'inventory-score'.C340:.D76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464 (2)</text:p>
          </table:table-cell>
          <table:table-cell table:formula="of:=VLOOKUP([.G341];[$'inventory-score'.C341:.D76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formula="of:=VLOOKUP([.G342];[$'inventory-score'.C342:.D770];2;0)" office:value-type="float" office:value="3" calcext:value-type="float">
            <text:p>3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formula="of:=VLOOKUP([.G343];[$'inventory-score'.C343:.D77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formula="of:=VLOOKUP([.G344];[$'inventory-score'.C344:.D77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formula="of:=VLOOKUP([.G345];[$'inventory-score'.C345:.D77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formula="of:=VLOOKUP([.G346];[$'inventory-score'.C346:.D77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GT65 (3)</text:p>
          </table:table-cell>
          <table:table-cell table:formula="of:=VLOOKUP([.G347];[$'inventory-score'.C347:.D77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formula="of:=VLOOKUP([.G348];[$'inventory-score'.C348:.D77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formula="of:=VLOOKUP([.G349];[$'inventory-score'.C349:.D77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I Challenge S (1)</text:p>
          </table:table-cell>
          <table:table-cell table:formula="of:=VLOOKUP([.G350];[$'inventory-score'.C350:.D77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formula="of:=VLOOKUP([.G351];[$'inventory-score'.C351:.D77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/>
          <table:table-cell table:formula="of:=VLOOKUP([.G352];[$'inventory-score'.C352:.D78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formula="of:=VLOOKUP([.G353];[$'inventory-score'.C353:.D78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Personal Iris (2)</text:p>
          </table:table-cell>
          <table:table-cell table:formula="of:=VLOOKUP([.G354];[$'inventory-score'.C354:.D78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ndy (3)</text:p>
          </table:table-cell>
          <table:table-cell table:formula="of:=VLOOKUP([.G355];[$'inventory-score'.C355:.D78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356];[$'inventory-score'.C356:.D784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I Indigo2 (1)</text:p>
          </table:table-cell>
          <table:table-cell table:formula="of:=VLOOKUP([.G357];[$'inventory-score'.C357:.D78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ndigo</text:p>
          </table:table-cell>
          <table:table-cell table:formula="of:=VLOOKUP([.G358];[$'inventory-score'.C358:.D78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GI Indigo2 (2)</text:p>
          </table:table-cell>
          <table:table-cell table:formula="of:=VLOOKUP([.G359];[$'inventory-score'.C359:.D78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formula="of:=VLOOKUP([.G360];[$'inventory-score'.C360:.D78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formula="of:=VLOOKUP([.G361];[$'inventory-score'.C361:.D78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1)</text:p>
          </table:table-cell>
          <table:table-cell table:formula="of:=VLOOKUP([.G362];[$'inventory-score'.C362:.D79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2)</text:p>
          </table:table-cell>
          <table:table-cell table:formula="of:=VLOOKUP([.G363];[$'inventory-score'.C363:.D79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formula="of:=VLOOKUP([.G364];[$'inventory-score'.C364:.D792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9"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formula="of:=VLOOKUP([.G365];[$'inventory-score'.C365:.D793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formula="of:=VLOOKUP([.G366];[$'inventory-score'.C366:.D794];2;0)" office:value-type="string" office:string-value="" calcext:value-type="error">
            <text:p>#N/A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formula="of:=VLOOKUP([.G367];[$'inventory-score'.C367:.D79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harp CE-125</text:p>
          </table:table-cell>
          <table:table-cell table:formula="of:=VLOOKUP([.G368];[$'inventory-score'.C368:.D79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formula="of:=VLOOKUP([.G369];[$'inventory-score'.C369:.D79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Z-80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formula="of:=VLOOKUP([.G370];[$'inventory-score'.C370:.D79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formula="of:=VLOOKUP([.G371];[$'inventory-score'.C371:.D79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100A</text:p>
          </table:table-cell>
          <table:table-cell table:formula="of:=VLOOKUP([.G372];[$'inventory-score'.C372:.D80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echanical, 5Bit</text:p>
          </table:table-cell>
          <table:table-cell table:number-columns-repeated="7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formula="of:=VLOOKUP([.G373];[$'inventory-score'.C373:.D80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formula="of:=VLOOKUP([.G374];[$'inventory-score'.C374:.D80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QL</text:p>
          </table:table-cell>
          <table:table-cell table:formula="of:=VLOOKUP([.G375];[$'inventory-score'.C375:.D80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formula="of:=VLOOKUP([.G376];[$'inventory-score'.C376:.D80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formula="of:=VLOOKUP([.G377];[$'inventory-score'.C377:.D80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formula="of:=VLOOKUP([.G378];[$'inventory-score'.C378:.D80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formula="of:=VLOOKUP([.G379];[$'inventory-score'.C379:.D80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formula="of:=VLOOKUP([.G380];[$'inventory-score'.C380:.D808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formula="of:=VLOOKUP([.G381];[$'inventory-score'.C381:.D80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(2)</text:p>
          </table:table-cell>
          <table:table-cell table:formula="of:=VLOOKUP([.G382];[$'inventory-score'.C382:.D81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Brick</text:p>
          </table:table-cell>
          <table:table-cell table:formula="of:=VLOOKUP([.G383];[$'inventory-score'.C383:.D81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croSparc I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 JavaStation (1)</text:p>
          </table:table-cell>
          <table:table-cell table:formula="of:=VLOOKUP([.G384];[$'inventory-score'.C384:.D81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 SparcStation IPX</text:p>
          </table:table-cell>
          <table:table-cell table:formula="of:=VLOOKUP([.G385];[$'inventory-score'.C385:.D81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blade 100</text:p>
          </table:table-cell>
          <table:table-cell table:formula="of:=VLOOKUP([.G386];[$'inventory-score'.C386:.D81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formula="of:=VLOOKUP([.G387];[$'inventory-score'.C387:.D81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formula="of:=VLOOKUP([.G388];[$'inventory-score'.C388:.D81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dberg TDC3000</text:p>
          </table:table-cell>
          <table:table-cell table:formula="of:=VLOOKUP([.G389];[$'inventory-score'.C389:.D81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formula="of:=VLOOKUP([.G390];[$'inventory-score'.C390:.D81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formula="of:=VLOOKUP([.G391];[$'inventory-score'.C391:.D81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formula="of:=VLOOKUP([.G392];[$'inventory-score'.C392:.D82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formula="of:=VLOOKUP([.G393];[$'inventory-score'.C393:.D821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formula="of:=VLOOKUP([.G394];[$'inventory-score'.C394:.D82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formula="of:=VLOOKUP([.G395];[$'inventory-score'.C395:.D82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formula="of:=VLOOKUP([.G396];[$'inventory-score'.C396:.D82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formula="of:=VLOOKUP([.G397];[$'inventory-score'.C397:.D82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5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rget Gempower</text:p>
          </table:table-cell>
          <table:table-cell table:formula="of:=VLOOKUP([.G398];[$'inventory-score'.C398:.D826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formula="of:=VLOOKUP([.G399];[$'inventory-score'.C399:.D82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002A</text:p>
          </table:table-cell>
          <table:table-cell table:formula="of:=VLOOKUP([.G400];[$'inventory-score'.C400:.D82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027A</text:p>
          </table:table-cell>
          <table:table-cell table:formula="of:=VLOOKUP([.G401];[$'inventory-score'.C401:.D82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formula="of:=VLOOKUP([.G402];[$'inventory-score'.C402:.D830];2;0)" office:value-type="string" office:string-value="" calcext:value-type="error">
            <text:p>#N/A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14 KTR</text:p>
          </table:table-cell>
          <table:table-cell table:formula="of:=VLOOKUP([.G403];[$'inventory-score'.C403:.D83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33 (3)</text:p>
          </table:table-cell>
          <table:table-cell table:formula="of:=VLOOKUP([.G404];[$'inventory-score'.C404:.D83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33 (2)</text:p>
          </table:table-cell>
          <table:table-cell table:formula="of:=VLOOKUP([.G405];[$'inventory-score'.C405:.D833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43</text:p>
          </table:table-cell>
          <table:table-cell table:formula="of:=VLOOKUP([.G406];[$'inventory-score'.C406:.D83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1"/>
        </table:table-row>
        <table:table-row table:style-name="ro1">
          <table:table-cell/>
          <table:table-cell table:formula="of:=VLOOKUP([.G407];[$'inventory-score'.C407:.D83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08];[$'inventory-score'.C408:.D83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09];[$'inventory-score'.C409:.D837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formula="of:=VLOOKUP([.G410];[$'inventory-score'.C410:.D83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Modem 300BAUD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formula="of:=VLOOKUP([.G411];[$'inventory-score'.C411:.D83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formula="of:=VLOOKUP([.G412];[$'inventory-score'.C412:.D840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formula="of:=VLOOKUP([.G413];[$'inventory-score'.C413:.D84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1)</text:p>
          </table:table-cell>
          <table:table-cell table:formula="of:=VLOOKUP([.G414];[$'inventory-score'.C414:.D842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2)</text:p>
          </table:table-cell>
          <table:table-cell table:formula="of:=VLOOKUP([.G415];[$'inventory-score'.C415:.D843];2;0)" office:value-type="float" office:value="0" calcext:value-type="float">
            <text:p/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3)</text:p>
          </table:table-cell>
          <table:table-cell table:formula="of:=VLOOKUP([.G416];[$'inventory-score'.C416:.D84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4)</text:p>
          </table:table-cell>
          <table:table-cell table:formula="of:=VLOOKUP([.G417];[$'inventory-score'.C417:.D845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Terminal</text:p>
          </table:table-cell>
          <table:table-cell table:formula="of:=VLOOKUP([.G418];[$'inventory-score'.C418:.D846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shiba HX10</text:p>
          </table:table-cell>
          <table:table-cell table:formula="of:=VLOOKUP([.G419];[$'inventory-score'.C419:.D847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formula="of:=VLOOKUP([.G420];[$'inventory-score'.C420:.D848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T1200</text:p>
          </table:table-cell>
          <table:table-cell table:formula="of:=VLOOKUP([.G421];[$'inventory-score'.C421:.D849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22];[$'inventory-score'.C422:.D850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ser XT/3</text:p>
          </table:table-cell>
          <table:table-cell table:formula="of:=VLOOKUP([.G423];[$'inventory-score'.C423:.D851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2200-S1</text:p>
          </table:table-cell>
          <table:table-cell table:formula="of:=VLOOKUP([.G424];[$'inventory-score'.C424:.D852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700</text:p>
          </table:table-cell>
          <table:table-cell table:formula="of:=VLOOKUP([.G425];[$'inventory-score'.C425:.D853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PC-s1-3</text:p>
          </table:table-cell>
          <table:table-cell table:formula="of:=VLOOKUP([.G426];[$'inventory-score'.C426:.D854];2;0)" office:value-type="string" office:string-value="" calcext:value-type="error">
            <text:p>#N/A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Yodobashi Formula1</text:p>
          </table:table-cell>
          <table:table-cell table:formula="of:=VLOOKUP([.G427];[$'inventory-score'.C427:.D855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/>
          <table:table-cell table:formula="of:=VLOOKUP([.G428];[$'inventory-score'.C428:.D856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formula="of:=VLOOKUP([.G429];[$'inventory-score'.C429:.D857];2;0)" office:value-type="string" office:string-value="" calcext:value-type="error">
            <text:p>#N/A</text:p>
          </table:table-cell>
          <table:table-cell table:content-validation-name="val1"/>
          <table:table-cell table:number-columns-repeated="3"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*Fotos: <text:a xlink:href="https://cloud.metro.cx/s/pXCA6W6WFpLwwBS" xlink:type="simple">https://cloud.metro.cx/s/pXCA6W6WFpLwwBS</text:a></text:p>
          </table:table-cell>
          <table:table-cell table:formula="of:=VLOOKUP([.G430];[$'inventory-score'.C430:.D858];2;0)" office:value-type="string" office:string-value="" calcext:value-type="error">
            <text:p>#N/A</text:p>
          </table:table-cell>
          <table:table-cell table:number-columns-repeated="9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/>
          <table:table-cell table:formula="of:=VLOOKUP([.G431];[$'inventory-score'.C431:.D859];2;0)" office:value-type="string" office:string-value="" calcext:value-type="error">
            <text:p>#N/A</text:p>
          </table:table-cell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4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 table:number-rows-repeated="936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1047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ntory-score" table:style-name="ta1">
        <office:forms form:automatic-focus="false" form:apply-design-mode="false"/>
        <table:table-column table:style-name="co1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7"/>
        <table:table-column table:style-name="co9" table:default-cell-style-name="ce1"/>
        <table:table-column table:style-name="co4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??</text:p>
          </table:table-cell>
          <table:table-cell table:number-columns-repeated="4"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2" office:value-type="string" calcext:value-type="string">
            <text:p>exposeren</text:p>
          </table:table-cell>
          <table:table-cell office:value-type="string" calcext:value-type="string">
            <text:p>Videotex Term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2" office:value-type="string" calcext:value-type="string">
            <text:p>parts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2" office:value-type="string" calcext:value-type="string">
            <text:p>afstoten</text:p>
          </table:table-cell>
          <table:table-cell office:value-type="string" calcext:value-type="string">
            <text:p>Acorn Archimedes 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2"/>
          <table:table-cell office:value-type="string" calcext:value-type="string">
            <text:p>Acorn BBC 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2"/>
          <table:table-cell office:value-type="string" calcext:value-type="string">
            <text:p>Acorn Elect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2"/>
          <table:table-cell office:value-type="string" calcext:value-type="string">
            <text:p>Acorn Elect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Apricot 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Computer</text:p>
          </table:table-cell>
          <table:table-cell table:number-columns-repeated="13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2"/>
          <table:table-cell office:value-type="string" calcext:value-type="string">
            <text:p>Adler Tip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2"/>
          <table:table-cell office:value-type="string" calcext:value-type="string">
            <text:p>Amstrad PPC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2"/>
          <table:table-cell office:value-type="string" calcext:value-type="string">
            <text:p>Amstrad PPC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2"/>
          <table:table-cell office:value-type="string" calcext:value-type="string">
            <text:p>Colour Personal Compu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2"/>
          <table:table-cell office:value-type="string" calcext:value-type="string">
            <text:p>Ancona Computer 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2"/>
          <table:table-cell office:value-type="string" calcext:value-type="string">
            <text:p>Apollo DN-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2"/>
          <table:table-cell office:value-type="string" calcext:value-type="string">
            <text:p>Apple 3.5 Dr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(3.5”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2"/>
          <table:table-cell office:value-type="string" calcext:value-type="string">
            <text:p>Graphics Tab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2"/>
          <table:table-cell office:value-type="string" calcext:value-type="string">
            <text:p>Apple //e Mon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2"/>
          <table:table-cell office:value-type="string" calcext:value-type="string">
            <text:p>Apple //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2"/>
          <table:table-cell office:value-type="string" calcext:value-type="string">
            <text:p>Apple I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100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Monitor //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2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2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2"/>
          <table:table-cell office:value-type="string" calcext:value-type="string">
            <text:p>Lisa 2/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2"/>
          <table:table-cell office:value-type="string" calcext:value-type="string">
            <text:p>Apple ProF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2"/>
          <table:table-cell office:value-type="string" calcext:value-type="string">
            <text:p>Imagewriter 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2"/>
          <table:table-cell office:value-type="string" calcext:value-type="string">
            <text:p>Apple G4 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2"/>
          <table:table-cell office:value-type="string" calcext:value-type="string">
            <text:p>Apple II Pl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2"/>
          <table:table-cell office:value-type="string" calcext:value-type="string">
            <text:p>Apple 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2"/>
          <table:table-cell office:value-type="string" calcext:value-type="string">
            <text:p>Apple iM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Plus 1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2"/>
          <table:table-cell office:value-type="string" calcext:value-type="string">
            <text:p>Apple 400k Dr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2"/>
          <table:table-cell office:value-type="string" calcext:value-type="string">
            <text:p>Macintosh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2"/>
          <table:table-cell office:value-type="string" calcext:value-type="string">
            <text:p>Macintosh Performa 5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2"/>
          <table:table-cell office:value-type="string" calcext:value-type="string">
            <text:p>Messagepad 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2"/>
          <table:table-cell office:value-type="string" calcext:value-type="string">
            <text:p>Apple Powerbook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2"/>
          <table:table-cell office:value-type="string" calcext:value-type="string">
            <text:p>Apple Powerbook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2"/>
          <table:table-cell office:value-type="string" calcext:value-type="string">
            <text:p>iMac Grap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Studio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2"/>
          <table:table-cell office:value-type="string" calcext:value-type="string">
            <text:p>Apricot 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Apricot F1 Mon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 monitor</text:p>
          </table:table-cell>
          <table:table-cell office:value-type="string" calcext:value-type="string">
            <text:p>Apricot F1 Monitor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2"/>
          <table:table-cell office:value-type="string" calcext:value-type="string">
            <text:p>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2"/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Homecomputer</text:p>
          </table:table-cell>
          <table:table-cell table:number-columns-repeated="16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Homecomputer</text:p>
          </table:table-cell>
          <table:table-cell table:number-columns-repeated="16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2" office:value-type="string" calcext:value-type="string">
            <text:p>exposeren</text:p>
          </table:table-cell>
          <table:table-cell office:value-type="string" calcext:value-type="string">
            <text:p>Portfo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table:number-columns-repeated="14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table:number-columns-repeated="17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2"/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2"/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MacSimski</text:p>
          </table:table-cell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Werkt, scherp, wobbelt</text:p>
          </table:table-cell>
          <table:table-cell table:number-columns-repeated="13"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2"/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2"/>
          <table:table-cell office:value-type="string" calcext:value-type="string">
            <text:p>Barco GD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2"/>
          <table:table-cell office:value-type="string" calcext:value-type="string">
            <text:p>Barco GD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Computer</text:p>
          </table:table-cell>
          <table:table-cell table:number-columns-repeated="16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2"/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2"/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2"/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10"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2"/>
          <table:table-cell office:value-type="string" calcext:value-type="string">
            <text:p>Calcomp 2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2"/>
          <table:table-cell office:value-type="string" calcext:value-type="string">
            <text:p>Casio FX-702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2"/>
          <table:table-cell office:value-type="string" calcext:value-type="string">
            <text:p>CRDS FD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2"/>
          <table:table-cell office:value-type="string" calcext:value-type="string">
            <text:p>CRDS FD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2"/>
          <table:table-cell office:value-type="string" calcext:value-type="string">
            <text:p>CRDS HD11-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2"/>
          <table:table-cell office:value-type="string" calcext:value-type="string">
            <text:p>Cipher M891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3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2" office:value-type="string" calcext:value-type="string">
            <text:p>afstoten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2"/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2"/>
          <table:table-cell office:value-type="string" calcext:value-type="string">
            <text:p>Commodore CBM3016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2"/>
          <table:table-cell office:value-type="string" calcext:value-type="string">
            <text:p>Commodore CBM 8096-SK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2"/>
          <table:table-cell office:value-type="string" calcext:value-type="string">
            <text:p>Commodore CBM 8296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2"/>
          <table:table-cell office:value-type="string" calcext:value-type="string">
            <text:p>Commodore Amiga 2000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2"/>
          <table:table-cell office:value-type="string" calcext:value-type="string">
            <text:p>Commodore C12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2"/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2"/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2"/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table:number-columns-repeated="13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2"/>
          <table:table-cell office:value-type="string" calcext:value-type="string">
            <text:p>Compaq 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2"/>
          <table:table-cell office:value-type="string" calcext:value-type="string">
            <text:p>Compaq 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2"/>
          <table:table-cell office:value-type="string" calcext:value-type="string">
            <text:p>Compaq Portable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3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2"/>
          <table:table-cell office:value-type="string" calcext:value-type="string">
            <text:p>Compaq Portable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2"/>
          <table:table-cell office:value-type="string" calcext:value-type="string">
            <text:p>Compaq Portabl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2"/>
          <table:table-cell office:value-type="string" calcext:value-type="string">
            <text:p>PolyT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2"/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2"/>
          <table:table-cell office:value-type="string" calcext:value-type="string">
            <text:p>OCE CPT 8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2"/>
          <table:table-cell office:value-type="string" calcext:value-type="string">
            <text:p>Datalux Microty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2"/>
          <table:table-cell office:value-type="string" calcext:value-type="string">
            <text:p>Digital MicroPDP 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2"/>
          <table:table-cell office:value-type="string" calcext:value-type="string">
            <text:p>Digital MicroVAX 4000/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100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2"/>
          <table:table-cell office:value-type="string" calcext:value-type="string">
            <text:p>Alphaserver D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bo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2"/>
          <table:table-cell office:value-type="string" calcext:value-type="string">
            <text:p>Alphaserver DS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2"/>
          <table:table-cell office:value-type="string" calcext:value-type="string">
            <text:p>Digital BA23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2"/>
          <table:table-cell office:value-type="string" calcext:value-type="string">
            <text:p>Digital BA23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2"/>
          <table:table-cell office:value-type="string" calcext:value-type="string">
            <text:p>DEChub 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2"/>
          <table:table-cell office:value-type="string" calcext:value-type="string">
            <text:p>Digital DEC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11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2"/>
          <table:table-cell office:value-type="string" calcext:value-type="string">
            <text:p>DECstation 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2"/>
          <table:table-cell office:value-type="string" calcext:value-type="string">
            <text:p>DER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2"/>
          <table:table-cell office:value-type="string" calcext:value-type="string">
            <text:p>DS700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2"/>
          <table:table-cell office:value-type="string" calcext:value-type="string">
            <text:p>Digital Flip Ch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2"/>
          <table:table-cell office:value-type="string" calcext:value-type="string">
            <text:p>Digital Flip Ch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2"/>
          <table:table-cell office:value-type="string" calcext:value-type="string">
            <text:p>Digital InfoServer 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2"/>
          <table:table-cell office:value-type="string" calcext:value-type="string">
            <text:p>Digital Correspon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2"/>
          <table:table-cell office:value-type="string" calcext:value-type="string">
            <text:p>Digital Correspond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2"/>
          <table:table-cell office:value-type="string" calcext:value-type="string">
            <text:p>Digital DECwriter III (LA12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2"/>
          <table:table-cell office:value-type="string" calcext:value-type="string">
            <text:p>Digital DECwriter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2"/>
          <table:table-cell office:value-type="string" calcext:value-type="string">
            <text:p>LA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2"/>
          <table:table-cell office:value-type="string" calcext:value-type="string">
            <text:p>MicroVAX 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2"/>
          <table:table-cell office:value-type="string" calcext:value-type="string">
            <text:p>MicroVAX 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2"/>
          <table:table-cell office:value-type="string" calcext:value-type="string">
            <text:p>MIcroVAX 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9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2"/>
          <table:table-cell office:value-type="string" calcext:value-type="string">
            <text:p>Digital MicroVAX 4000-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2"/>
          <table:table-cell office:value-type="string" calcext:value-type="string">
            <text:p>Digital MicroVAX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2"/>
          <table:table-cell office:value-type="string" calcext:value-type="string">
            <text:p>MUXserver 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2"/>
          <table:table-cell office:value-type="string" calcext:value-type="string">
            <text:p>Rainb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2"/>
          <table:table-cell office:value-type="string" calcext:value-type="string">
            <text:p>DECmat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2"/>
          <table:table-cell office:value-type="string" calcext:value-type="string">
            <text:p>DECmate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2"/>
          <table:table-cell office:value-type="string" calcext:value-type="string">
            <text:p>Digital VAXm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Terminal</text:p>
          </table:table-cell>
          <table:table-cell table:number-columns-repeated="1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Monitor</text:p>
          </table:table-cell>
          <table:table-cell table:number-columns-repeated="9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2"/>
          <table:table-cell office:value-type="string" calcext:value-type="string">
            <text:p>PDP 11/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2"/>
          <table:table-cell office:value-type="string" calcext:value-type="string">
            <text:p>Digital PDP 11/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2"/>
          <table:table-cell office:value-type="string" calcext:value-type="string">
            <text:p>Digital PDP 11/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2"/>
          <table:table-cell office:value-type="string" calcext:value-type="string">
            <text:p>Digital PDP-8/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2"/>
          <table:table-cell office:value-type="string" calcext:value-type="string">
            <text:p>DEC3000 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2"/>
          <table:table-cell office:value-type="string" calcext:value-type="string">
            <text:p>Personal DECstation 5000/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6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2"/>
          <table:table-cell office:value-type="string" calcext:value-type="string">
            <text:p>Personal DECstation 5000/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2"/>
          <table:table-cell office:value-type="string" calcext:value-type="string">
            <text:p>Digital RL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2"/>
          <table:table-cell office:value-type="string" calcext:value-type="string">
            <text:p>Digital RL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nfoserver 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2"/>
          <table:table-cell office:value-type="string" calcext:value-type="string">
            <text:p>Digital TS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2"/>
          <table:table-cell office:value-type="string" calcext:value-type="string">
            <text:p>Digital TU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2"/>
          <table:table-cell office:value-type="string" calcext:value-type="string">
            <text:p>kremv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2"/>
          <table:table-cell office:value-type="string" calcext:value-type="string">
            <text:p>Digital VAXstation 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2"/>
          <table:table-cell office:value-type="string" calcext:value-type="string">
            <text:p>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2"/>
          <table:table-cell office:value-type="string" calcext:value-type="string">
            <text:p>Digital 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2"/>
          <table:table-cell office:value-type="string" calcext:value-type="string">
            <text:p>Digital GiG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2"/>
          <table:table-cell office:value-type="string" calcext:value-type="string">
            <text:p>Digital VR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2"/>
          <table:table-cell office:value-type="string" calcext:value-type="string">
            <text:p>Digital VR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2"/>
          <table:table-cell office:value-type="string" calcext:value-type="string">
            <text:p>Digital VR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2"/>
          <table:table-cell office:value-type="string" calcext:value-type="string">
            <text:p>Digital VAXstation II/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2"/>
          <table:table-cell office:value-type="string" calcext:value-type="string">
            <text:p>Digital VT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2"/>
          <table:table-cell office:value-type="string" calcext:value-type="string">
            <text:p>Digital VT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2"/>
          <table:table-cell office:value-type="string" calcext:value-type="string">
            <text:p>VT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2"/>
          <table:table-cell office:value-type="string" calcext:value-type="string">
            <text:p>Digital VT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2"/>
          <table:table-cell office:value-type="string" calcext:value-type="string">
            <text:p>Digital VT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2"/>
          <table:table-cell office:value-type="string" calcext:value-type="string">
            <text:p>Digital VT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2"/>
          <table:table-cell office:value-type="string" calcext:value-type="string">
            <text:p>Digital 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2"/>
          <table:table-cell office:value-type="string" calcext:value-type="string">
            <text:p>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2"/>
          <table:table-cell office:value-type="string" calcext:value-type="string">
            <text:p>Digital VT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2"/>
          <table:table-cell office:value-type="string" calcext:value-type="string">
            <text:p>Digital VT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2"/>
          <table:table-cell office:value-type="string" calcext:value-type="string">
            <text:p>VT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2"/>
          <table:table-cell office:value-type="string" calcext:value-type="string">
            <text:p>Digital VT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2"/>
          <table:table-cell office:value-type="string" calcext:value-type="string">
            <text:p>Digital VT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2"/>
          <table:table-cell office:value-type="string" calcext:value-type="string">
            <text:p>Digital VXT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2"/>
          <table:table-cell office:value-type="string" calcext:value-type="string">
            <text:p>Multia Alp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2"/>
          <table:table-cell office:value-type="string" calcext:value-type="string">
            <text:p>Digital VXT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Epson GT-1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Scanner</text:p>
          </table:table-cell>
          <table:table-cell table:number-columns-repeated="15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2"/>
          <table:table-cell office:value-type="string" calcext:value-type="string">
            <text:p>HX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2"/>
          <table:table-cell office:value-type="string" calcext:value-type="string">
            <text:p>Epson HX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2"/>
          <table:table-cell office:value-type="string" calcext:value-type="string">
            <text:p>Gene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2"/>
          <table:table-cell office:value-type="string" calcext:value-type="string">
            <text:p>Gene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2"/>
          <table:table-cell office:value-type="string" calcext:value-type="string">
            <text:p>Exidy Sorcer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4"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2"/>
          <table:table-cell office:value-type="string" calcext:value-type="string">
            <text:p>Friden Computy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1010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Teleprinte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2"/>
          <table:table-cell office:value-type="string" calcext:value-type="string">
            <text:p>Friden Computy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Auxiliary reader</text:p>
          </table:table-cell>
          <table:table-cell table:number-columns-repeated="15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2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2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2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2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2"/>
          <table:table-cell office:value-type="string" calcext:value-type="string">
            <text:p>Fujitsu Ea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2"/>
          <table:table-cell office:value-type="string" calcext:value-type="string">
            <text:p>Fujitsu fi6230 scan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2"/>
          <table:table-cell office:value-type="string" calcext:value-type="string">
            <text:p>GNT 46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2"/>
          <table:table-cell office:value-type="string" calcext:value-type="string">
            <text:p>Holbornsysteem 6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2"/>
          <table:table-cell office:value-type="string" calcext:value-type="string">
            <text:p>Holborn 9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2"/>
          <table:table-cell office:value-type="string" calcext:value-type="string">
            <text:p>Holborn 9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2"/>
          <table:table-cell office:value-type="string" calcext:value-type="string">
            <text:p>HP 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2"/>
          <table:table-cell office:value-type="string" calcext:value-type="string">
            <text:p>HP 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2"/>
          <table:table-cell office:value-type="string" calcext:value-type="string">
            <text:p>HP Apollo 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2"/>
          <table:table-cell office:value-type="string" calcext:value-type="string">
            <text:p>HP 238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2"/>
          <table:table-cell office:value-type="string" calcext:value-type="string">
            <text:p>HP 239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2"/>
          <table:table-cell office:value-type="string" calcext:value-type="string">
            <text:p>HP 262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2"/>
          <table:table-cell office:value-type="string" calcext:value-type="string">
            <text:p>HP 2622A (F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2"/>
          <table:table-cell office:value-type="string" calcext:value-type="string">
            <text:p>HP 262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2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2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2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2"/>
          <table:table-cell office:value-type="string" calcext:value-type="string">
            <text:p>HP 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150 Touchscreen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lotter</text:p>
          </table:table-cell>
          <table:table-cell office:value-type="string" calcext:value-type="string">
            <text:p>Denz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2"/>
          <table:table-cell office:value-type="string" calcext:value-type="string">
            <text:p>HP 8291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HP 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2"/>
          <table:table-cell office:value-type="string" calcext:value-type="string">
            <text:p>HP 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HP 8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Calculator</text:p>
          </table:table-cell>
          <table:table-cell table:number-columns-repeated="2"/>
          <table:table-cell office:value-type="string" calcext:value-type="string">
            <text:p>Keyboard missing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HP 8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Calculator</text:p>
          </table:table-cell>
          <table:table-cell table:number-columns-repeated="16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2"/>
          <table:table-cell office:value-type="string" calcext:value-type="string">
            <text:p>HP 9000 712/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2x 3.5” floppy drive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2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2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2"/>
          <table:table-cell office:value-type="string" calcext:value-type="string">
            <text:p>HP 9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2"/>
          <table:table-cell office:value-type="string" calcext:value-type="string">
            <text:p>HP 9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3.5” floppy drive</text:p>
          </table:table-cell>
          <table:table-cell table:number-columns-repeated="15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2"/>
          <table:table-cell office:value-type="string" calcext:value-type="string">
            <text:p>HP 95L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2"/>
          <table:table-cell office:value-type="string" calcext:value-type="string">
            <text:p>HP 9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2"/>
          <table:table-cell office:value-type="string" calcext:value-type="string">
            <text:p>HP 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2"/>
          <table:table-cell office:value-type="string" calcext:value-type="string">
            <text:p>HP 9000/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2"/>
          <table:table-cell office:value-type="string" calcext:value-type="string">
            <text:p>HP 9000/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2"/>
          <table:table-cell office:value-type="string" calcext:value-type="string">
            <text:p>HP 9000/340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StorageWorks DAT 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2"/>
          <table:table-cell office:value-type="string" calcext:value-type="string">
            <text:p>HP Surestore DLT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2"/>
          <table:table-cell office:value-type="string" calcext:value-type="string">
            <text:p>HP 1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2"/>
          <table:table-cell office:value-type="string" calcext:value-type="string">
            <text:p>HP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2"/>
          <table:table-cell office:value-type="string" calcext:value-type="string">
            <text:p>HP SureStore Optical 401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2"/>
          <table:table-cell office:value-type="string" calcext:value-type="string">
            <text:p>Dep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Workstation xw6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2"/>
          <table:table-cell office:value-type="string" calcext:value-type="string">
            <text:p>Husky Tit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011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BM 65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2"/>
          <table:table-cell office:value-type="string" calcext:value-type="string">
            <text:p>29 Card Pun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2"/>
          <table:table-cell office:value-type="string" calcext:value-type="string">
            <text:p>IBM 3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2"/>
          <table:table-cell office:value-type="string" calcext:value-type="string">
            <text:p>IBM 5140 Converti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9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2"/>
          <table:table-cell office:value-type="string" calcext:value-type="string">
            <text:p>IBM color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2"/>
          <table:table-cell office:value-type="string" calcext:value-type="string">
            <text:p>IBM PC 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2"/>
          <table:table-cell office:value-type="string" calcext:value-type="string">
            <text:p>IBM 5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2"/>
          <table:table-cell office:value-type="string" calcext:value-type="string">
            <text:p>System/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BM 8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2"/>
          <table:table-cell table:style-name="ce2" office:value-type="string" calcext:value-type="string">
            <text:p>6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2"/>
          <table:table-cell office:value-type="string" calcext:value-type="string">
            <text:p>IBM PC RT 6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2"/>
          <table:table-cell office:value-type="string" calcext:value-type="string">
            <text:p>IBM PC RT 6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2"/>
          <table:table-cell office:value-type="string" calcext:value-type="string">
            <text:p>IBM PowerPC 7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2"/>
          <table:table-cell office:value-type="string" calcext:value-type="string">
            <text:p>IBM PS/2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2"/>
          <table:table-cell office:value-type="string" calcext:value-type="string">
            <text:p>IBM PS/2 P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2"/>
          <table:table-cell office:value-type="string" calcext:value-type="string">
            <text:p>IBM PS2/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-lab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2"/>
          <table:table-cell office:value-type="string" calcext:value-type="string">
            <text:p>IBM RS6000 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2"/>
          <table:table-cell office:value-type="string" calcext:value-type="string">
            <text:p>IBM RS6000 F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2"/>
          <table:table-cell office:value-type="string" calcext:value-type="string">
            <text:p>IBM RS6000-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2"/>
          <table:table-cell office:value-type="string" calcext:value-type="string">
            <text:p>IBM Selectric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2"/>
          <table:table-cell office:value-type="string" calcext:value-type="string">
            <text:p>IBM Xseries 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6580 keybo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2"/>
          <table:table-cell office:value-type="string" calcext:value-type="string">
            <text:p>ICL Alfask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2"/>
          <table:table-cell office:value-type="string" calcext:value-type="string">
            <text:p>OP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2"/>
          <table:table-cell office:value-type="string" calcext:value-type="string">
            <text:p>ITT 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2"/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2"/>
          <table:table-cell office:value-type="string" calcext:value-type="string">
            <text:p>Kangaro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2"/>
          <table:table-cell office:value-type="string" calcext:value-type="string">
            <text:p>Kaypr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2"/>
          <table:table-cell office:value-type="string" calcext:value-type="string">
            <text:p>Kaypr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2"/>
          <table:table-cell office:value-type="string" calcext:value-type="string">
            <text:p>Kennedy 9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2"/>
          <table:table-cell office:value-type="string" calcext:value-type="string">
            <text:p>Lear Siegler ADM 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2"/>
          <table:table-cell office:value-type="string" calcext:value-type="string">
            <text:p>Lear Siegler ADM 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2"/>
          <table:table-cell office:value-type="string" calcext:value-type="string">
            <text:p>Lear Siegler ADM 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2"/>
          <table:table-cell office:value-type="string" calcext:value-type="string">
            <text:p>Lear Siegler ADM 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2"/>
          <table:table-cell office:value-type="string" calcext:value-type="string">
            <text:p>Videotype 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Flat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2"/>
          <table:table-cell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Network device</text:p>
          </table:table-cell>
          <table:table-cell table:number-columns-repeated="4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Network device</text:p>
          </table:table-cell>
          <table:table-cell table:number-columns-repeated="12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Network device</text:p>
          </table:table-cell>
          <table:table-cell table:number-columns-repeated="4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Storage</text:p>
          </table:table-cell>
          <table:table-cell table:number-columns-repeated="5"/>
          <table:table-cell office:value-type="string" calcext:value-type="string">
            <text:p>SCSI</text:p>
          </table:table-cell>
          <table:table-cell table:number-columns-repeated="3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– Token Ring</text:p>
          </table:table-cell>
          <table:table-cell table:number-columns-repeated="15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table:number-columns-repeated="17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2"/>
          <table:table-cell office:value-type="string" calcext:value-type="string">
            <text:p>Monroe Model 1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Monro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Calculator</text:p>
          </table:table-cell>
          <table:table-cell table:number-columns-repeated="13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2"/>
          <table:table-cell office:value-type="string" calcext:value-type="string">
            <text:p>Motorola Powers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2"/>
          <table:table-cell office:value-type="string" calcext:value-type="string">
            <text:p>Multitech MPF-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2"/>
          <table:table-cell office:value-type="string" calcext:value-type="string">
            <text:p>Multit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2"/>
          <table:table-cell office:value-type="string" calcext:value-type="string">
            <text:p>NEC Multisync 5F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NeXT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2"/>
          <table:table-cell office:value-type="string" calcext:value-type="string">
            <text:p>NextStation Turbo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2"/>
          <table:table-cell office:value-type="string" calcext:value-type="string">
            <text:p>NextStation 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2"/>
          <table:table-cell office:value-type="string" calcext:value-type="string">
            <text:p>NextStation Turbo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NeXTstation Col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table:number-columns-repeated="17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2"/>
          <table:table-cell office:value-type="string" calcext:value-type="string">
            <text:p>NeXT Laserpr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MegaPixel 21-inch Color Displ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2"/>
          <table:table-cell office:value-type="string" calcext:value-type="string">
            <text:p>NeXTcu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2"/>
          <table:table-cell office:value-type="string" calcext:value-type="string">
            <text:p>NeXTs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2"/>
          <table:table-cell office:value-type="string" calcext:value-type="string">
            <text:p>OCE CPT 8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2"/>
          <table:table-cell office:value-type="string" calcext:value-type="string">
            <text:p>Olimarck TOP 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2"/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2"/>
          <table:table-cell office:value-type="string" calcext:value-type="string">
            <text:p>Olivetti M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2"/>
          <table:table-cell office:value-type="string" calcext:value-type="string">
            <text:p>Olivetti M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2"/>
          <table:table-cell office:value-type="string" calcext:value-type="string">
            <text:p>Olivetti M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2"/>
          <table:table-cell office:value-type="string" calcext:value-type="string">
            <text:p>Olivetti M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2"/>
          <table:table-cell office:value-type="string" calcext:value-type="string">
            <text:p>Olivetti PCS 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2"/>
          <table:table-cell office:value-type="string" calcext:value-type="string">
            <text:p>Programma 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2"/>
          <table:table-cell office:value-type="string" calcext:value-type="string">
            <text:p>Olivetti Quad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2"/>
          <table:table-cell office:value-type="string" calcext:value-type="string">
            <text:p>AT&amp;T PC7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2"/>
          <table:table-cell office:value-type="string" calcext:value-type="string">
            <text:p>Osborn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2"/>
          <table:table-cell office:value-type="string" calcext:value-type="string">
            <text:p>Osborn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2"/>
          <table:table-cell office:value-type="string" calcext:value-type="string">
            <text:p>Osborne Model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2"/>
          <table:table-cell office:value-type="string" calcext:value-type="string">
            <text:p>PCS W8 80/0</text:p>
          </table:table-cell>
          <table:table-cell/>
          <table:table-cell office:value-type="string" calcext:value-type="string">
            <text:p>Deutschland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2"/>
          <table:table-cell office:value-type="string" calcext:value-type="string">
            <text:p>Philips 5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ock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2"/>
          <table:table-cell office:value-type="string" calcext:value-type="string">
            <text:p>Philips Computer Monitor 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2"/>
          <table:table-cell office:value-type="string" calcext:value-type="string">
            <text:p>Philips Compact Disc Rec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2"/>
          <table:table-cell office:value-type="string" calcext:value-type="string">
            <text:p>Philips P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2"/>
          <table:table-cell office:value-type="string" calcext:value-type="string">
            <text:p>Philips P9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2"/>
          <table:table-cell office:value-type="string" calcext:value-type="string">
            <text:p>Philips VG-8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2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2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2"/>
          <table:table-cell office:value-type="string" calcext:value-type="string">
            <text:p>Psion Series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2"/>
          <table:table-cell office:value-type="string" calcext:value-type="string">
            <text:p>RDI Brite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X-Y Plotter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2"/>
          <table:table-cell office:value-type="string" calcext:value-type="string">
            <text:p>Schneider CPC-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2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2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2"/>
          <table:table-cell office:value-type="string" calcext:value-type="string">
            <text:p>Schneider CPC-6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2"/>
          <table:table-cell office:value-type="string" calcext:value-type="string">
            <text:p>Schneider DMP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2"/>
          <table:table-cell office:value-type="string" calcext:value-type="string">
            <text:p>Schneider DMP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2"/>
          <table:table-cell office:value-type="string" calcext:value-type="string">
            <text:p>Schneider GT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2"/>
          <table:table-cell office:value-type="string" calcext:value-type="string">
            <text:p>SGI 1600S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2"/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2"/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2"/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ndy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table:number-columns-repeated="17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2"/>
          <table:table-cell office:value-type="string" calcext:value-type="string">
            <text:p>SGI Personal Iri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2"/>
          <table:table-cell office:value-type="string" calcext:value-type="string">
            <text:p>SGI Personal Iri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2"/>
          <table:table-cell office:value-type="string" calcext:value-type="string">
            <text:p>SGI Indy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ris Indigo</text:p>
          </table:table-cell>
          <table:table-cell/>
          <table:table-cell office:value-type="string" calcext:value-type="string">
            <text:p>Depot</text:p>
          </table:table-cell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Voeding</text:p>
          </table:table-cell>
          <table:table-cell table:number-columns-repeated="16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2"/>
          <table:table-cell office:value-type="string" calcext:value-type="string">
            <text:p>SGI Indigo2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2"/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2"/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2"/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2"/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2"/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2"/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style-name="Default"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2"/>
          <table:table-cell office:value-type="string" calcext:value-type="string">
            <text:p>SGI 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2"/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2"/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2"/>
          <table:table-cell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2"/>
          <table:table-cell office:value-type="string" calcext:value-type="string">
            <text:p>Sharp CE-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table:number-columns-repeated="11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2"/>
          <table:table-cell office:value-type="string" calcext:value-type="string">
            <text:p>MZ-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en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2"/>
          <table:table-cell office:value-type="string" calcext:value-type="string">
            <text:p>Sharp PC-7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2"/>
          <table:table-cell office:value-type="string" calcext:value-type="string">
            <text:p>Sharp PC4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2"/>
          <table:table-cell office:value-type="string" calcext:value-type="string">
            <text:p>T100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2"/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2"/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2"/>
          <table:table-cell office:value-type="string" calcext:value-type="string">
            <text:p>Sinclair Q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2"/>
          <table:table-cell office:value-type="string" calcext:value-type="string">
            <text:p>Sinclair Spectr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Homecomputer</text:p>
          </table:table-cell>
          <table:table-cell table:number-columns-repeated="4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2"/>
          <table:table-cell office:value-type="string" calcext:value-type="string">
            <text:p>Sinclair ZX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2"/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Is weg?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2"/>
          <table:table-cell office:value-type="string" calcext:value-type="string">
            <text:p>Sony SDX-D70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1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2"/>
          <table:table-cell office:value-type="string" calcext:value-type="string">
            <text:p>Sumlock Ani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2"/>
          <table:table-cell office:value-type="string" calcext:value-type="string">
            <text:p>Sun 386i/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2"/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2"/>
          <table:table-cell office:value-type="string" calcext:value-type="string">
            <text:p>Sun JavaStation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2"/>
          <table:table-cell office:value-type="string" calcext:value-type="string">
            <text:p>Sun JavaStation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2"/>
          <table:table-cell office:value-type="string" calcext:value-type="string">
            <text:p>Sun SparcStation IP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2"/>
          <table:table-cell office:value-type="string" calcext:value-type="string">
            <text:p>Sunblade 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2"/>
          <table:table-cell office:value-type="string" calcext:value-type="string">
            <text:p>Sun Ultra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2"/>
          <table:table-cell office:value-type="string" calcext:value-type="string">
            <text:p>SYM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2"/>
          <table:table-cell office:value-type="string" calcext:value-type="string">
            <text:p>Tandberg TDC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2"/>
          <table:table-cell office:value-type="string" calcext:value-type="string">
            <text:p>Tandberg TDC3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2"/>
          <table:table-cell office:value-type="string" calcext:value-type="string">
            <text:p>Tandberg TDC3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2"/>
          <table:table-cell office:value-type="string" calcext:value-type="string">
            <text:p>Micro Color Compu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2"/>
          <table:table-cell office:value-type="string" calcext:value-type="string">
            <text:p>Tandy TRS-80 Model I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2"/>
          <table:table-cell office:value-type="string" calcext:value-type="string">
            <text:p>Tandy TRS-80 Model 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2"/>
          <table:table-cell office:value-type="string" calcext:value-type="string">
            <text:p>Tandy TRS-80 Model 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2"/>
          <table:table-cell office:value-type="string" calcext:value-type="string">
            <text:p>Tandy TRS-80 Model 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2"/>
          <table:table-cell office:value-type="string" calcext:value-type="string">
            <text:p>Ta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2"/>
          <table:table-cell office:value-type="string" calcext:value-type="string">
            <text:p>Tele-Tec 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2"/>
          <table:table-cell office:value-type="string" calcext:value-type="string">
            <text:p>Tektronix 400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2"/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2"/>
          <table:table-cell office:value-type="string" calcext:value-type="string">
            <text:p>Tektronix 4951 Joyst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Peripheral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2"/>
          <table:table-cell office:value-type="string" calcext:value-type="string">
            <text:p>Teletype 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2"/>
          <table:table-cell office:value-type="string" calcext:value-type="string">
            <text:p>LT33-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2"/>
          <table:table-cell office:value-type="string" calcext:value-type="string">
            <text:p>ASR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2"/>
          <table:table-cell office:value-type="string" calcext:value-type="string">
            <text:p>ASR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table:number-columns-repeated="1014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Monitor</text:p>
          </table:table-cell>
          <table:table-cell table:number-columns-repeated="16"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2"/>
          <table:table-cell office:value-type="string" calcext:value-type="string">
            <text:p>SilentWriter 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2"/>
          <table:table-cell office:value-type="string" calcext:value-type="string">
            <text:p>SilentWriter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2"/>
          <table:table-cell office:value-type="string" calcext:value-type="string">
            <text:p>SilentWriter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2"/>
          <table:table-cell office:value-type="string" calcext:value-type="string">
            <text:p>SR-51-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2"/>
          <table:table-cell office:value-type="string" calcext:value-type="string">
            <text:p>THT Ro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2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2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2"/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2"/>
          <table:table-cell office:value-type="string" calcext:value-type="string">
            <text:p>Term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2"/>
          <table:table-cell office:value-type="string" calcext:value-type="string">
            <text:p>Toshiba HX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2"/>
          <table:table-cell office:value-type="string" calcext:value-type="string">
            <text:p>Toshiba Satellite 100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2"/>
          <table:table-cell office:value-type="string" calcext:value-type="string">
            <text:p>Toshiba T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Vectr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table:number-columns-repeated="2"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2"/>
          <table:table-cell office:value-type="string" calcext:value-type="string">
            <text:p>Laser XT/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2"/>
          <table:table-cell office:value-type="string" calcext:value-type="string">
            <text:p>Wang 2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2"/>
          <table:table-cell office:value-type="string" calcext:value-type="string">
            <text:p>Wang 7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Programmerbaa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2"/>
          <table:table-cell office:value-type="string" calcext:value-type="string">
            <text:p>Wang PC-S1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2"/>
          <table:table-cell office:value-type="string" calcext:value-type="string">
            <text:p>Yodobashi Formula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/>
          <table:table-cell table:content-validation-name="val2"/>
          <table:table-cell table:number-columns-repeated="2"/>
          <table:table-cell office:value-type="string" calcext:value-type="string">
            <text:p>Depot</text:p>
          </table:table-cell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Peripheral</text:p>
          </table:table-cell>
          <table:table-cell office:value-type="string" calcext:value-type="string">
            <text:p>Keyboard</text:p>
          </table:table-cell>
          <table:table-cell table:number-columns-repeated="1012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/>
          <table:table-cell table:content-validation-name="val2"/>
          <table:table-cell office:value-type="string" calcext:value-type="string">
            <text:p>Icybox</text:p>
          </table:table-cell>
          <table:table-cell table:number-columns-repeated="2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5"/>
        </table:table-row>
        <table:table-row table:style-name="ro1" table:number-rows-repeated="937">
          <table:table-cell/>
          <table:table-cell table:content-validation-name="val2"/>
          <table:table-cell table:number-columns-repeated="1022"/>
        </table:table-row>
        <table:table-row table:style-name="ro1" table:number-rows-repeated="1047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nventory-type'.A2:'inventory-type'.R431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inventory-score'.A1:'inventory-score'.AMJ1048576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9:47:21.525174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6-30T21:29:52.925708483</dc:date>
    <meta:editing-duration>PT4H25M41S</meta:editing-duration>
    <meta:editing-cycles>51</meta:editing-cycles>
    <meta:document-statistic meta:table-count="2" meta:cell-count="10541" meta:object-count="0"/>
  </office:meta>
</office:document-meta>
</file>